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paragraph-properties fo:text-align="center" style:justify-single-word="false"/>
      <style:text-properties fo:font-variant="normal" fo:text-transform="none" fo:color="#1f2328" loext:opacity="100%" style:font-name="apple-system" fo:font-size="12pt" fo:letter-spacing="normal" fo:font-style="normal" fo:font-weight="normal" style:font-size-asian="12pt" style:font-size-complex="12pt"/>
    </style:style>
    <style:style style:name="P2" style:family="paragraph" style:parent-style-name="Standard">
      <style:paragraph-properties fo:text-align="center" style:justify-single-word="false"/>
    </style:style>
    <style:style style:name="P3"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 style:family="paragraph" style:parent-style-name="Text_20_body" style:list-style-name="L2"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fo:font-variant="normal" fo:text-transform="none" fo:color="#1f2328" loext:opacity="100%" style:font-name="Arial" fo:font-size="12pt" fo:letter-spacing="normal" fo:font-style="normal" style:text-underline-style="none" fo:font-weight="normal" officeooo:rsid="00159158" officeooo:paragraph-rsid="00159158" style:font-size-asian="12pt" style:font-weight-asian="normal" style:font-size-complex="12pt" style:font-weight-complex="normal"/>
    </style:style>
    <style:style style:name="P5" style:family="paragraph" style:parent-style-name="Text_20_body" style:list-style-name="L2">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variant="normal" fo:text-transform="none" fo:color="#1f2328" loext:opacity="100%" style:font-name="Arial" fo:font-size="12pt" fo:letter-spacing="normal" fo:font-style="normal" style:text-underline-style="none" fo:font-weight="normal" officeooo:rsid="00159158" officeooo:paragraph-rsid="00159158" style:font-size-asian="12pt" style:font-weight-asian="normal" style:font-size-complex="12pt" style:font-weight-complex="normal"/>
    </style:style>
    <style:style style:name="P6" style:family="paragraph" style:parent-style-name="Text_20_body" style:list-style-name="L2"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1.092cm"/>
        </style:tab-stops>
      </style:paragraph-properties>
      <style:text-properties fo:font-variant="normal" fo:text-transform="none" fo:color="#1f2328" loext:opacity="100%" style:font-name="Arial" fo:font-size="12pt" fo:letter-spacing="normal" fo:font-style="normal" style:text-underline-style="none" fo:font-weight="normal" officeooo:rsid="00159158" officeooo:paragraph-rsid="00159158" style:font-size-asian="12pt" style:font-weight-asian="normal" style:font-size-complex="12pt" style:font-weight-complex="normal"/>
    </style:style>
    <style:style style:name="P7" style:family="paragraph" style:parent-style-name="Text_20_body" style:list-style-name="L5">
      <loext:graphic-properties draw:fill="none"/>
      <style:paragraph-properties fo:margin-top="0cm" fo:margin-bottom="0.247cm" style:contextual-spacing="false" fo:line-height="115%" fo:text-align="justify" style:justify-single-word="false" fo:background-color="transparent"/>
      <style:text-properties fo:font-variant="normal" fo:text-transform="none" fo:color="#1f2328" loext:opacity="100%" style:font-name="Arial" fo:font-size="11pt" fo:letter-spacing="normal" fo:font-style="normal" style:text-underline-style="none" fo:font-weight="normal" officeooo:rsid="00159158" officeooo:paragraph-rsid="00159158" style:font-size-asian="11pt" style:font-weight-asian="normal" style:font-size-complex="11pt" style:font-weight-complex="normal"/>
    </style:style>
    <style:style style:name="P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fo:font-variant="normal" fo:text-transform="none" fo:color="#1f2328" loext:opacity="100%" style:font-name="Arial" fo:font-size="11pt" fo:letter-spacing="normal" fo:font-style="normal" style:text-underline-style="none" fo:font-weight="normal" officeooo:rsid="00159158" officeooo:paragraph-rsid="00159158" style:font-size-asian="11pt" style:font-weight-asian="normal" style:font-size-complex="11pt" style:font-weight-complex="normal"/>
    </style:style>
    <style:style style:name="P9" style:family="paragraph" style:parent-style-name="Text_20_body" style:list-style-name="L2">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variant="normal" fo:text-transform="none" fo:color="#1f2328" loext:opacity="100%" style:font-name="Arial" fo:font-size="11pt" fo:letter-spacing="normal" fo:font-style="normal" style:text-underline-style="none" fo:font-weight="normal" officeooo:rsid="00159158" officeooo:paragraph-rsid="00159158" style:font-size-asian="11pt" style:font-weight-asian="normal" style:font-size-complex="11pt" style:font-weight-complex="normal"/>
    </style:style>
    <style:style style:name="P10" style:family="paragraph" style:parent-style-name="Text_20_body" style:list-style-name="L4">
      <loext:graphic-properties draw:fill="none"/>
      <style:paragraph-properties fo:margin-top="0cm" fo:margin-bottom="0.247cm" style:contextual-spacing="false" fo:line-height="115%" fo:text-align="justify" style:justify-single-word="false" fo:background-color="transparent"/>
      <style:text-properties fo:font-size="11pt" officeooo:paragraph-rsid="00159158" style:font-size-asian="11pt" style:font-size-complex="11pt"/>
    </style:style>
    <style:style style:name="P11"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fo:font-size="11pt" officeooo:paragraph-rsid="00159158" style:font-size-asian="11pt" style:font-size-complex="11pt"/>
    </style:style>
    <style:style style:name="T1" style:family="text">
      <style:text-properties style:font-name="Arial" style:text-underline-style="solid" style:text-underline-width="auto" style:text-underline-color="font-color" fo:font-weight="bold" style:font-weight-asian="bold" style:font-weight-complex="bold"/>
    </style:style>
    <style:style style:name="T2" style:family="text">
      <style:text-properties fo:font-variant="normal" fo:text-transform="none" fo:color="#1f2328" loext:opacity="100%" style:font-name="Arial" fo:font-size="12pt" fo:letter-spacing="normal" fo:font-style="normal" style:text-underline-style="none" fo:font-weight="normal" officeooo:rsid="00159158" style:font-size-asian="12pt" style:font-weight-asian="normal" style:font-size-complex="12pt" style:font-weight-complex="normal"/>
    </style:style>
    <style:style style:name="T3" style:family="text">
      <style:text-properties fo:font-variant="normal" fo:text-transform="none" fo:color="#1f2328" loext:opacity="100%" style:font-name="Arial" fo:letter-spacing="normal" fo:font-style="normal" style:text-underline-style="none" fo:font-weight="normal" officeooo:rsid="00159158" style:font-weight-asian="normal" style:font-weight-complex="normal"/>
    </style:style>
    <style:style style:name="T4" style:family="text">
      <style:text-properties style:font-name="apple-system"/>
    </style:style>
    <style:style style:name="T5" style:family="text">
      <style:text-properties style:font-name="apple-system"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agrupado" text:anchor-type="page" text:anchor-page-number="1" svg:x="-0.741cm" svg:y="0cm" svg:width="0.741cm" draw:z-index="0">
        <draw:text-box fo:min-height="0.741cm">
          <text:p text:style-name="Text_20_body"/>
        </draw:text-box>
      </draw:frame>
      <text:p text:style-name="P2"><text:span text:style-name="T1">PROYECTO DE ESTUDIO E INVESTIGACIÓN</text:span></text:p>
      <text:h text:style-name="P1" text:outline-level="1"><text:span text:style-name="T1">Tema: Optimización de consultas a través de índices</text:span></text:h>
      <text:list text:style-name="L5">
        <text:list-item>
          <text:p text:style-name="P7">Agrupado:</text:p>
        </text:list-item>
      </text:list>
      <text:p text:style-name="P8">Crear un indice agrupado:</text:p>
      <text:list xml:id="list2402684470" text:style-name="L2">
        <text:list-header>
          <text:p text:style-name="P9">CREATE CLUSTERED INDEX idx_fecha_checkOut ON Reservas(Fecha_checkOut);</text:p>
          <text:p text:style-name="P9">Borrar indice creado:</text:p>
          <text:p text:style-name="P9">DROP INDEX idx_fecha_checkOut ON Reservas;</text:p>
        </text:list-header>
      </text:list>
      <text:list text:style-name="L4">
        <text:list-item>
          <text:p text:style-name="P10"><text:span text:style-name="T3">No agrupado:</text:span></text:p>
        </text:list-item>
      </text:list>
      <text:list xml:id="list204810061914964" text:continue-list="list2402684470" text:style-name="L2">
        <text:list-header>
          <text:p text:style-name="P9">Crear un indice <text:s/>no agrupado:</text:p>
          <text:p text:style-name="P9">CREATE NONCLUSTERED INDEX idx_fecha_checkOut_dato ON Reservas(Fecha_checkOut)</text:p>
          <text:p text:style-name="P9">INCLUDE (Fecha_checkIn);</text:p>
          <text:p text:style-name="P9">Borrar indice <text:s/>no agrupado:</text:p>
          <text:p text:style-name="P9">DROP INDEX idx_fecha_checkOut_dato ON Reservas;</text:p>
        </text:list-header>
      </text:list>
      <text:list text:style-name="L3">
        <text:list-item>
          <text:p text:style-name="P11"><text:span text:style-name="T3">Plan de ejecución del motor de base de datos STATICS PROFILE, STATICS TIME Y SHOWPLAN</text:span></text:p>
        </text:list-item>
      </text:list>
      <text:list xml:id="list204810045678427" text:continue-list="list204810061914964" text:style-name="L2">
        <text:list-header>
          <text:p text:style-name="P9">La sentencia SET STATISTICS TIME ON; en SQL Server permite ver los tiempos de ejecución de las consultas, tanto el tiempo de CPU como el tiempo total requerido para completar la consulta. Cuando está activada, cada vez que se ejecuta una consulta, SQL Server muestra:</text:p>
          <text:p text:style-name="P9">-Tiempo de CPU usado por la consulta.</text:p>
          <text:p text:style-name="P9">-Tiempo total de ejecución, que incluye tiempo de espera y procesamiento en el servidor.</text:p>
          <text:p text:style-name="P9">SET STATISTICS TIME ON;</text:p>
          <text:p text:style-name="P9">SELECT * FROM [NombreTabla] WHERE [Condiciones];--consulta</text:p>
          <text:p text:style-name="P9">SET STATISTICS OFF;-- Deshabilitar el plan de ejecución</text:p>
          <text:p text:style-name="P9">-Tiempo de CPU usado por la consulta.</text:p>
          <text:p text:style-name="P9">-Tiempo total de ejecución, que incluye tiempo de espera y procesamiento en el servidor.</text:p>
          <text:p text:style-name="P9">SHOWPLAN_ALL – no ejecuta la consulta, muestra el texto del plan de consultas estimado junto con el costo de la estimación.</text:p>
          <text:p text:style-name="P9">SET SHOWPLAN_ALL ON;-- Habilitar el plan de ejecución para la consulta</text:p>
          <text:p text:style-name="P9">SELECT * FROM [NombreTabla] WHERE [Condiciones];--consulta</text:p>
          <text:p text:style-name="P9">SET SHOWPLAN_ALL OFF;-- Deshabilitar el plan de ejecución</text:p>
          <text:p text:style-name="P9">STATISTICS PROFILE – ejecuta la consulta, muestra los resultados y texto del plan de consultas real.</text:p>
          <text:p text:style-name="P9">SET STATISTICS PROFILE ON;</text:p>
          <text:p text:style-name="P9">SELECT * FROM [NombreTabla] WHERE [Condiciones];--consulta</text:p>
          <text:p text:style-name="P9">SET STATISTICS PROFILE OFF;</text:p>
        </text:list-header>
      </text:list>
      <text:p text:style-name="P2"><text:soft-page-break/><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20:16:14.528000000</meta:creation-date>
    <dc:date>2024-11-12T20:48:06.941000000</dc:date>
    <meta:editing-duration>PT31M58S</meta:editing-duration>
    <meta:editing-cycles>1</meta:editing-cycles>
    <meta:document-statistic meta:table-count="0" meta:image-count="0" meta:object-count="0" meta:page-count="2" meta:paragraph-count="30" meta:word-count="256" meta:character-count="1729" meta:non-whitespace-character-count="1505"/>
    <meta:generator>LibreOffice/7.5.1.2$Windows_X86_64 LibreOffice_project/fcbaee479e84c6cd81291587d2ee68cba099e129</meta:generator>
  </office:meta>
</office:document-meta>
</file>